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 fo:font-weight="bold" officeooo:rsid="0017aa87" officeooo:paragraph-rsid="001d42a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s" fo:country="ES" fo:font-weight="normal" officeooo:rsid="0017aa87" officeooo:paragraph-rsid="001d42a1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language="es" fo:country="ES" fo:font-weight="normal" officeooo:rsid="0017aa87" officeooo:paragraph-rsid="001d42a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es" fo:country="ES" fo:font-weight="normal" officeooo:rsid="0017aa87" officeooo:paragraph-rsid="001d42a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language="es" fo:country="ES" fo:font-weight="normal" officeooo:rsid="0017aa87" officeooo:paragraph-rsid="0027bba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s" fo:country="ES" fo:font-weight="normal" officeooo:rsid="00271319" officeooo:paragraph-rsid="00271319" style:font-weight-asian="normal" style:font-weight-complex="normal"/>
    </style:style>
    <style:style style:name="P7" style:family="paragraph" style:parent-style-name="Standard">
      <style:paragraph-properties fo:text-align="justify" style:justify-single-word="false" fo:break-before="page"/>
      <style:text-properties fo:language="es" fo:country="ES" fo:font-weight="normal" officeooo:rsid="00271319" officeooo:paragraph-rsid="002cfc4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ES" fo:font-weight="normal" officeooo:rsid="00271319" officeooo:paragraph-rsid="002cfc4f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ES" fo:font-weight="bold" officeooo:rsid="00271319" officeooo:paragraph-rsid="00271319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language="es" fo:country="ES" fo:font-weight="bold" officeooo:rsid="00294c39" officeooo:paragraph-rsid="0027bba9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language="es" fo:country="ES" fo:font-weight="normal" officeooo:rsid="0017aa87" officeooo:paragraph-rsid="0027bba9" style:font-weight-asian="normal" style:font-weight-complex="normal"/>
    </style:style>
    <style:style style:name="T1" style:family="text">
      <style:text-properties officeooo:rsid="001d42a1"/>
    </style:style>
    <style:style style:name="T2" style:family="text">
      <style:text-properties officeooo:rsid="001fb3c7"/>
    </style:style>
    <style:style style:name="T3" style:family="text">
      <style:text-properties officeooo:rsid="0027bba9"/>
    </style:style>
    <style:style style:name="T4" style:family="text">
      <style:text-properties officeooo:rsid="0017aa8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UERDOS A NIVEL DE SERVICIO</text:span> – <text:span text:style-name="T2">PRÁCTICA 3</text:span></text:p>
      <text:p text:style-name="P2">Gerardo Ismael Garzón Domínguez</text:p>
      <text:p text:style-name="P1"/>
      <text:p text:style-name="P1">Línea base 1 (Notificación leve: 60% de utilización de recursos):</text:p>
      <text:p text:style-name="P2">Cuando la utilización de CPU, RAM o Red alcance el 60%, el sistema enviará automáticamente un correo electrónico al administrador del sistema o a las partes pertinentes, incluyendo una gráfica de utilización de los recursos mencionados. Este correo servirá como advertencia de que se están acercando a los límites establecidos en el SLA. Los fabricantes de memorias RAM, CPUs y NICs recomiendan este umbral como punto de atención, ya que indica que los recursos están siendo utilizados de manera moderada, pero aún hay margen para afrontar picos de demanda.</text:p>
      <text:p text:style-name="P2"/>
      <text:p text:style-name="P1">Línea base 2 (Notificación moderada: 80% de utilización de recursos):</text:p>
      <text:p text:style-name="P2">Si la utilización de CPU, RAM o Red alcanza el 80%, el sistema enviará automáticamente un correo electrónico al administrador del sistema o a las partes pertinentes, incluyendo una gráfica de utilización de los recursos mencionados. Según los fabricantes de memorias RAM, CPUs y NICs, este umbral indica una utilización alta de los recursos, y es importante estar alerta para evitar problemas de rendimiento o saturación del sistema.</text:p>
      <text:p text:style-name="P2"/>
      <text:p text:style-name="P1">Línea base 3 (Notificación crítica: 95% de utilización de recursos):</text:p>
      <text:p text:style-name="P2">En caso de que la utilización de CPU, RAM o Red llegue al 95%, el sistema enviará automáticamente un correo electrónico al administrador del sistema o a las partes pertinentes, incluyendo una gráfica de utilización de los recursos mencionados. Además, como medida acordada por exceso de uso del sistema, se procederá a apagar automáticamente el sistema para prevenir daños o afectaciones en su rendimiento. Este umbral es crítico según los fabricantes de memorias RAM, CPUs y NICs, ya que una utilización tan alta puede causar problemas de estabilidad, rendimiento y potencialmente acortar la vida útil de los componentes.</text:p>
      <text:p text:style-name="P2"/>
      <text:p text:style-name="P9"/>
      <text:p text:style-name="P7">Al justificar los umbrales de utilización de CPUs, RAM y NICs, <text:span text:style-name="T3">en laptops</text:span> es importante considerar múltiples factores que puedan impactar tanto en el rendimiento como en la vida útil de los dispositivos. Algunos de los factores clave a considerar incluyen</text:p>
      <text:p text:style-name="P8"/>
      <text:p text:style-name="P8"><text:span text:style-name="T4">Eficiencia energética: La duración de la batería es una consideración importante para los usuarios de laptops. Optimizar la utilización de recursos, como la CPU, RAM y NIC, puede mejorar la eficiencia energética y prolongar la vida útil de la batería.</text:span></text:p>
      <text:p text:style-name="P5"/>
      <text:p text:style-name="P5">Temperatura y refrigeración: Las laptops tienen sistemas de refrigeración más limitados que las computadoras de escritorio. Es importante mantener la temperatura de los componentes, como la CPU y la RAM, bajo control para evitar el sobrecalentamiento y garantizar un rendimiento óptimo y la vida útil de los dispositivos.</text:p>
      <text:p text:style-name="P5"/>
      <text:p text:style-name="P5">Rendimiento: Los usuarios de laptops pueden requerir diferentes niveles de rendimiento según sus actividades. Es posible que necesiten un rendimiento máximo al ejecutar aplicaciones exigentes, como juegos o software de edición de video, pero un rendimiento menor para tareas más básicas, como navegación web o procesamiento de textos.</text:p>
      <text:p text:style-name="P5"/>
      <text:p text:style-name="P5">Estabilidad y confiabilidad: Mantener la utilización de recursos en niveles óptimos puede ayudar a garantizar la estabilidad y confiabilidad del sistema en general. Una utilización excesiva de recursos puede provocar bloqueos, congelamientos o problemas de rendimiento.</text:p>
      <text:p text:style-name="P5"/>
      <text:p text:style-name="P5">Ruido: Las laptops a menudo tienen ventiladores que pueden ser ruidosos cuando los componentes internos, como la CPU, se calientan. Mantener la utilización de recursos en niveles adecuados puede reducir el ruido del ventilador y mejorar la experiencia del usuario.</text:p>
      <text:p text:style-name="P11"/>
      <text:p text:style-name="P11">Vida útil del dispositivo: Los componentes electrónicos, como las CPUs, RAM y NICs, tienen una vida útil limitada, y el uso intensivo puede reducir su duración. Establecer umbrales de utilización puede ayudar a mantener una utilización moderada de los recursos, extendiendo la vida útil de los dispositivos.</text:p>
      <text:p text:style-name="P10"/>
      <text:p text:style-name="P11">Intel: Intel, uno de los principales fabricantes de procesadores, proporciona guías y documentación sobre la utilización y el rendimiento de sus productos. Un recurso útil es el "Intel 64 and IA-32 Architectures Optimization Reference Manual" (Manual de optimización de arquitecturas Intel 64 y IA-32): </text:p>
      <text:p text:style-name="P11">AMD: AMD, otro fabricante líder de procesadores, también proporciona guías y documentación sobre la utilización y el rendimiento de sus productos. La página de "Developer Guides, Manuals &amp; ISA Documents"</text:p>
      <text:p text:style-name="P11">Microsoft: Microsoft proporciona información sobre cómo administrar y optimizar el rendimiento del sistema, incluyendo la utilización de CPU y memoria RAM. El artículo "Performance Tuning Guidelines for Windows Server"</text:p>
      <text:p text:style-name="P11"><text:soft-page-break/>Kingston: Kingston, un fabricante líder de memorias RAM, ofrece información sobre el rendimiento y la utilización de la memoria en sus productos. El artículo "How to Monitor and Manage Server Memory Usage"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9:25:59.463120788</meta:creation-date>
    <dc:date>2023-05-09T08:57:27.076200671</dc:date>
    <meta:editing-duration>PT16M53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3" meta:paragraph-count="19" meta:word-count="731" meta:character-count="4816" meta:non-whitespace-character-count="4102"/>
  </office:meta>
</office:document-meta>
</file>